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2.99mm"/>
    </style:style>
    <style:style style:name="co7" style:family="table-column">
      <style:table-column-properties fo:break-before="auto" style:column-width="66.16mm"/>
    </style:style>
    <style:style style:name="co8" style:family="table-column">
      <style:table-column-properties fo:break-before="auto" style:column-width="72.8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tion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8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EMC Community - Unnormaliz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1</text:p>
          </table:table-cell>
          <table:table-cell/>
          <table:table-cell office:value-type="string" calcext:value-type="string">
            <text:p>MS048901.Chipmentation_H3K27ac.212.1.pair1.fastq.gz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/>
          <table:table-cell office:value-type="string" calcext:value-type="string">
            <text:p>MS048901.Chipmentation_H3K27ac.212.1.pair2.fastq.gz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2</text:p>
          </table:table-cell>
          <table:table-cell/>
          <table:table-cell office:value-type="string" calcext:value-type="string">
            <text:p>MS048901.Chipmentation_H3K27ac.212.2.pair1.fastq.gz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/>
          <table:table-cell office:value-type="string" calcext:value-type="string">
            <text:p>MS048901.Chipmentation_H3K27ac.212.2.pair2.fastq.gz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1</text:p>
          </table:table-cell>
          <table:table-cell/>
          <table:table-cell office:value-type="string" calcext:value-type="string">
            <text:p>MS048901.Chipmentation_H3K4me3.212.1.pair1.fastq.gz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/>
          <table:table-cell office:value-type="string" calcext:value-type="string">
            <text:p>MS048901.Chipmentation_H3K4me3.212.1.pair2.fastq.gz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2</text:p>
          </table:table-cell>
          <table:table-cell/>
          <table:table-cell office:value-type="string" calcext:value-type="string">
            <text:p>MS048901.Chipmentation_H3K4me3.212.2.pair1.fastq.gz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/>
          <table:table-cell office:value-type="string" calcext:value-type="string">
            <text:p>MS048901.Chipmentation_H3K4me3.212.2.pair2.fastq.gz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1</text:p>
          </table:table-cell>
          <table:table-cell/>
          <table:table-cell office:value-type="string" calcext:value-type="string">
            <text:p>MS048901.Chipmentation_H3K4me1.212.1.pair1.fastq.gz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/>
          <table:table-cell office:value-type="string" calcext:value-type="string">
            <text:p>MS048901.Chipmentation_H3K4me1.212.1.pair2.fastq.gz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2</text:p>
          </table:table-cell>
          <table:table-cell/>
          <table:table-cell office:value-type="string" calcext:value-type="string">
            <text:p>MS048901.Chipmentation_H3K4me1.212.2.pair1.fastq.gz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/>
          <table:table-cell office:value-type="string" calcext:value-type="string">
            <text:p>MS048901.Chipmentation_H3K4me1.212.2.pair2.fastq.gz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1</text:p>
          </table:table-cell>
          <table:table-cell/>
          <table:table-cell office:value-type="string" calcext:value-type="string">
            <text:p>MS048901.Chipmentation_H3K27me3.212.1.pair1.fastq.gz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/>
          <table:table-cell office:value-type="string" calcext:value-type="string">
            <text:p>MS048901.Chipmentation_H3K27me3.212.1.pair2.fastq.gz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2</text:p>
          </table:table-cell>
          <table:table-cell/>
          <table:table-cell office:value-type="string" calcext:value-type="string">
            <text:p>MS048901.Chipmentation_H3K27me3.212.2.pair1.fastq.gz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/>
          <table:table-cell office:value-type="string" calcext:value-type="string">
            <text:p>MS048901.Chipmentation_H3K27me3.212.2.pair2.fastq.gz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1</text:p>
          </table:table-cell>
          <table:table-cell/>
          <table:table-cell office:value-type="string" calcext:value-type="string">
            <text:p>MS048901.Chipmentation_H3K36me3.212.1.pair1.fastq.gz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/>
          <table:table-cell office:value-type="string" calcext:value-type="string">
            <text:p>MS048901.Chipmentation_H3K36me3.212.1.pair2.fastq.gz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2</text:p>
          </table:table-cell>
          <table:table-cell/>
          <table:table-cell office:value-type="string" calcext:value-type="string">
            <text:p>MS048901.Chipmentation_H3K36me3.212.2.pair1.fastq.gz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/>
          <table:table-cell office:value-type="string" calcext:value-type="string">
            <text:p>MS048901.Chipmentation_H3K36me3.212.2.pair2.fastq.gz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1</text:p>
          </table:table-cell>
          <table:table-cell/>
          <table:table-cell office:value-type="string" calcext:value-type="string">
            <text:p>MS048901.Chipmentation_H3K9me3.212.1.pair1.fastq.gz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/>
          <table:table-cell office:value-type="string" calcext:value-type="string">
            <text:p>MS048901.Chipmentation_H3K9me3.212.1.pair2.fastq.gz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2</text:p>
          </table:table-cell>
          <table:table-cell/>
          <table:table-cell office:value-type="string" calcext:value-type="string">
            <text:p>MS048901.Chipmentation_H3K9me3.212.2.pair1.fastq.gz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/>
          <table:table-cell office:value-type="string" calcext:value-type="string">
            <text:p>MS048901.Chipmentation_H3K9me3.212.2.pair2.fastq.gz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1</text:p>
          </table:table-cell>
          <table:table-cell/>
          <table:table-cell office:value-type="string" calcext:value-type="string">
            <text:p>MS048901.RNASeq.213.1.pair1.fastq.gz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/>
          <table:table-cell office:value-type="string" calcext:value-type="string">
            <text:p>MS048901.RNASeq.213.1.pair2.fastq.gz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2</text:p>
          </table:table-cell>
          <table:table-cell/>
          <table:table-cell office:value-type="string" calcext:value-type="string">
            <text:p>MS048901.RNASeq.213.2.pair1.fastq.gz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/>
          <table:table-cell office:value-type="string" calcext:value-type="string">
            <text:p>MS048901.RNASeq.213.2.pair2.fastq.gz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8901.BS.222.1</text:p>
          </table:table-cell>
          <table:table-cell/>
          <table:table-cell office:value-type="string" calcext:value-type="string">
            <text:p>MS048901.BS.222.1.pair1.fastq.gz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/>
          <table:table-cell office:value-type="string" calcext:value-type="string">
            <text:p>MS048901.BS.222.1.pair2.fastq.gz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1.Chipmentation_H3K27ac.252.1</text:p>
          </table:table-cell>
          <table:table-cell/>
          <table:table-cell office:value-type="string" calcext:value-type="string">
            <text:p>MS049001.Chipmentation_H3K27ac.252.1.pair1.fastq.gz</text:p>
          </table:table-cell>
          <table:table-cell office:value-type="string" calcext:value-type="string">
            <text:p>180740d16270211f61e13aa4fb82af95</text:p>
          </table:table-cell>
          <table:table-cell office:value-type="string" calcext:value-type="string">
            <text:p>d65a9a542829b96f6520ae9545c8c308</text:p>
          </table:table-cell>
          <table:table-cell/>
          <table:table-cell office:value-type="string" calcext:value-type="string">
            <text:p>MS049001.Chipmentation_H3K27ac.252.1.pair2.fastq.gz</text:p>
          </table:table-cell>
          <table:table-cell office:value-type="string" calcext:value-type="string">
            <text:p>97b9d020723eb1f6178044aa78d4dac2</text:p>
          </table:table-cell>
          <table:table-cell office:value-type="string" calcext:value-type="string">
            <text:p>a18c6d8fdc8bce967802a6a1074f607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1.Chipmentation_H3K4me3.252.1</text:p>
          </table:table-cell>
          <table:table-cell/>
          <table:table-cell office:value-type="string" calcext:value-type="string">
            <text:p>MS049001.Chipmentation_H3K4me3.252.1.pair1.fastq.gz</text:p>
          </table:table-cell>
          <table:table-cell office:value-type="string" calcext:value-type="string">
            <text:p>ad60e95c31d780fadcaf84d42680bbfd</text:p>
          </table:table-cell>
          <table:table-cell office:value-type="string" calcext:value-type="string">
            <text:p>9531dc42ac3de19cdead562973b8c229</text:p>
          </table:table-cell>
          <table:table-cell/>
          <table:table-cell office:value-type="string" calcext:value-type="string">
            <text:p>MS049001.Chipmentation_H3K4me3.252.1.pair2.fastq.gz</text:p>
          </table:table-cell>
          <table:table-cell office:value-type="string" calcext:value-type="string">
            <text:p>91beba0313f87c232491025669f5b768</text:p>
          </table:table-cell>
          <table:table-cell office:value-type="string" calcext:value-type="string">
            <text:p>027d12d843adf83492bb3a2c68c545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1.Chipmentation_H3K4me1.252.1</text:p>
          </table:table-cell>
          <table:table-cell/>
          <table:table-cell office:value-type="string" calcext:value-type="string">
            <text:p>MS049001.Chipmentation_H3K4me1.252.1.pair1.fastq.gz</text:p>
          </table:table-cell>
          <table:table-cell office:value-type="string" calcext:value-type="string">
            <text:p>286f960a9a1537f8fc37114cd2d46500</text:p>
          </table:table-cell>
          <table:table-cell office:value-type="string" calcext:value-type="string">
            <text:p>2b21a34dbd9542e67845834ba759d8d7</text:p>
          </table:table-cell>
          <table:table-cell/>
          <table:table-cell office:value-type="string" calcext:value-type="string">
            <text:p>MS049001.Chipmentation_H3K4me1.252.1.pair2.fastq.gz</text:p>
          </table:table-cell>
          <table:table-cell office:value-type="string" calcext:value-type="string">
            <text:p>465f18a306f7de0e08fd8f01afe80310</text:p>
          </table:table-cell>
          <table:table-cell office:value-type="string" calcext:value-type="string">
            <text:p>7be1bd190af631e4ff4039738da4db0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1.Chipmentation_H3K27me3.252.1</text:p>
          </table:table-cell>
          <table:table-cell/>
          <table:table-cell office:value-type="string" calcext:value-type="string">
            <text:p>MS049001.Chipmentation_H3K27me3.252.1.pair1.fastq.gz</text:p>
          </table:table-cell>
          <table:table-cell office:value-type="string" calcext:value-type="string">
            <text:p>486183b785ecaf23692e2afadb2d941f</text:p>
          </table:table-cell>
          <table:table-cell office:value-type="string" calcext:value-type="string">
            <text:p>0aedfe9dae6e77f51c8599fe8472a5b0</text:p>
          </table:table-cell>
          <table:table-cell/>
          <table:table-cell office:value-type="string" calcext:value-type="string">
            <text:p>MS049001.Chipmentation_H3K27me3.252.1.pair2.fastq.gz</text:p>
          </table:table-cell>
          <table:table-cell office:value-type="string" calcext:value-type="string">
            <text:p>5ad9ca8272f273809a37034b764f8bca</text:p>
          </table:table-cell>
          <table:table-cell office:value-type="string" calcext:value-type="string">
            <text:p>2e793a9084fdb6cd118a34757343f8b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1.Chipmentation_H3K36me3.252.1</text:p>
          </table:table-cell>
          <table:table-cell/>
          <table:table-cell office:value-type="string" calcext:value-type="string">
            <text:p>MS049001.Chipmentation_H3K36me3.252.1.pair1.fastq.gz</text:p>
          </table:table-cell>
          <table:table-cell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/>
          <table:table-cell office:value-type="string" calcext:value-type="string">
            <text:p>MS049001.Chipmentation_H3K36me3.252.1.pair2.fastq.gz</text:p>
          </table:table-cell>
          <table:table-cell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1.Chipmentation_H3K9me3.252.1</text:p>
          </table:table-cell>
          <table:table-cell/>
          <table:table-cell office:value-type="string" calcext:value-type="string">
            <text:p>MS049001.Chipmentation_H3K9me3.252.1.pair1.fastq.gz</text:p>
          </table:table-cell>
          <table:table-cell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/>
          <table:table-cell office:value-type="string" calcext:value-type="string">
            <text:p>MS049001.Chipmentation_H3K9me3.252.1.pair2.fastq.gz</text:p>
          </table:table-cell>
          <table:table-cell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1.RNASeq.230.2</text:p>
          </table:table-cell>
          <table:table-cell/>
          <table:table-cell office:value-type="string" calcext:value-type="string">
            <text:p>MS049001.RNASeq.230.2.pair1.fastq.gz</text:p>
          </table:table-cell>
          <table:table-cell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/>
          <table:table-cell office:value-type="string" calcext:value-type="string">
            <text:p>MS049001.RNASeq.230.2.pair2.fastq.gz</text:p>
          </table:table-cell>
          <table:table-cell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1.BS.222.8</text:p>
          </table:table-cell>
          <table:table-cell/>
          <table:table-cell office:value-type="string" calcext:value-type="string">
            <text:p>MS049001.BS.222.8.pair1.fastq.gz</text:p>
          </table:table-cell>
          <table:table-cell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/>
          <table:table-cell office:value-type="string" calcext:value-type="string">
            <text:p>MS049001.BS.222.8.pair2.fastq.gz</text:p>
          </table:table-cell>
          <table:table-cell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2.Chipmentation_H3K27ac.252.1</text:p>
          </table:table-cell>
          <table:table-cell/>
          <table:table-cell office:value-type="string" calcext:value-type="string">
            <text:p>MS049002.Chipmentation_H3K27ac.252.1.pair1.fastq.gz</text:p>
          </table:table-cell>
          <table:table-cell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/>
          <table:table-cell office:value-type="string" calcext:value-type="string">
            <text:p>MS049002.Chipmentation_H3K27ac.252.1.pair2.fastq.gz</text:p>
          </table:table-cell>
          <table:table-cell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2.Chipmentation_H3K4me3.252.1</text:p>
          </table:table-cell>
          <table:table-cell/>
          <table:table-cell office:value-type="string" calcext:value-type="string">
            <text:p>MS049002.Chipmentation_H3K4me3.252.1.pair1.fastq.gz</text:p>
          </table:table-cell>
          <table:table-cell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/>
          <table:table-cell office:value-type="string" calcext:value-type="string">
            <text:p>MS049002.Chipmentation_H3K4me3.252.1.pair2.fastq.gz</text:p>
          </table:table-cell>
          <table:table-cell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2.Chipmentation_H3K4me1.252.1</text:p>
          </table:table-cell>
          <table:table-cell/>
          <table:table-cell office:value-type="string" calcext:value-type="string">
            <text:p>MS049002.Chipmentation_H3K4me1.252.1.pair1.fastq.gz</text:p>
          </table:table-cell>
          <table:table-cell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/>
          <table:table-cell office:value-type="string" calcext:value-type="string">
            <text:p>MS049002.Chipmentation_H3K4me1.252.1.pair2.fastq.gz</text:p>
          </table:table-cell>
          <table:table-cell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2.Chipmentation_H3K27me3.252.1</text:p>
          </table:table-cell>
          <table:table-cell/>
          <table:table-cell office:value-type="string" calcext:value-type="string">
            <text:p>MS049002.Chipmentation_H3K27me3.252.1.pair1.fastq.gz</text:p>
          </table:table-cell>
          <table:table-cell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/>
          <table:table-cell office:value-type="string" calcext:value-type="string">
            <text:p>MS049002.Chipmentation_H3K27me3.252.1.pair2.fastq.gz</text:p>
          </table:table-cell>
          <table:table-cell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2.Chipmentation_H3K36me3.252.1</text:p>
          </table:table-cell>
          <table:table-cell/>
          <table:table-cell office:value-type="string" calcext:value-type="string">
            <text:p>MS049002.Chipmentation_H3K36me3.252.1.pair1.fastq.gz</text:p>
          </table:table-cell>
          <table:table-cell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/>
          <table:table-cell office:value-type="string" calcext:value-type="string">
            <text:p>MS049002.Chipmentation_H3K36me3.252.1.pair2.fastq.gz</text:p>
          </table:table-cell>
          <table:table-cell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2.Chipmentation_H3K9me3.252.1</text:p>
          </table:table-cell>
          <table:table-cell/>
          <table:table-cell office:value-type="string" calcext:value-type="string">
            <text:p>MS049002.Chipmentation_H3K9me3.252.1.pair1.fastq.gz</text:p>
          </table:table-cell>
          <table:table-cell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/>
          <table:table-cell office:value-type="string" calcext:value-type="string">
            <text:p>MS049002.Chipmentation_H3K9me3.252.1.pair2.fastq.gz</text:p>
          </table:table-cell>
          <table:table-cell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2.RNASeq.230.2</text:p>
          </table:table-cell>
          <table:table-cell/>
          <table:table-cell office:value-type="string" calcext:value-type="string">
            <text:p>MS049002.RNASeq.230.2.pair1.fastq.gz</text:p>
          </table:table-cell>
          <table:table-cell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/>
          <table:table-cell office:value-type="string" calcext:value-type="string">
            <text:p>MS049002.RNASeq.230.2.pair2.fastq.gz</text:p>
          </table:table-cell>
          <table:table-cell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2.BS.219.5</text:p>
          </table:table-cell>
          <table:table-cell/>
          <table:table-cell office:value-type="string" calcext:value-type="string">
            <text:p>MS049002.BS.219.5.pair1.fastq.gz</text:p>
          </table:table-cell>
          <table:table-cell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/>
          <table:table-cell office:value-type="string" calcext:value-type="string">
            <text:p>MS049002.BS.219.5.pair2.fastq.gz</text:p>
          </table:table-cell>
          <table:table-cell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3.Chipmentation_H3K27ac.230.1</text:p>
          </table:table-cell>
          <table:table-cell/>
          <table:table-cell office:value-type="string" calcext:value-type="string">
            <text:p>MS049003.Chipmentation_H3K27ac.230.1.pair1.fastq.gz</text:p>
          </table:table-cell>
          <table:table-cell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/>
          <table:table-cell office:value-type="string" calcext:value-type="string">
            <text:p>MS049003.Chipmentation_H3K27ac.230.1.pair2.fastq.gz</text:p>
          </table:table-cell>
          <table:table-cell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3.Chipmentation_H3K4me3.230.1</text:p>
          </table:table-cell>
          <table:table-cell/>
          <table:table-cell office:value-type="string" calcext:value-type="string">
            <text:p>MS049003.Chipmentation_H3K4me3.230.1.pair1.fastq.gz</text:p>
          </table:table-cell>
          <table:table-cell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/>
          <table:table-cell office:value-type="string" calcext:value-type="string">
            <text:p>MS049003.Chipmentation_H3K4me3.230.1.pair2.fastq.gz</text:p>
          </table:table-cell>
          <table:table-cell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3.Chipmentation_H3K4me1.230.1</text:p>
          </table:table-cell>
          <table:table-cell/>
          <table:table-cell office:value-type="string" calcext:value-type="string">
            <text:p>MS049003.Chipmentation_H3K4me1.230.1.pair1.fastq.gz</text:p>
          </table:table-cell>
          <table:table-cell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/>
          <table:table-cell office:value-type="string" calcext:value-type="string">
            <text:p>MS049003.Chipmentation_H3K4me1.230.1.pair2.fastq.gz</text:p>
          </table:table-cell>
          <table:table-cell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3.Chipmentation_H3K27me3.230.1</text:p>
          </table:table-cell>
          <table:table-cell/>
          <table:table-cell office:value-type="string" calcext:value-type="string">
            <text:p>MS049003.Chipmentation_H3K27me3.230.1.pair1.fastq.gz</text:p>
          </table:table-cell>
          <table:table-cell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/>
          <table:table-cell office:value-type="string" calcext:value-type="string">
            <text:p>MS049003.Chipmentation_H3K27me3.230.1.pair2.fastq.gz</text:p>
          </table:table-cell>
          <table:table-cell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3.Chipmentation_H3K36me3.230.1</text:p>
          </table:table-cell>
          <table:table-cell/>
          <table:table-cell office:value-type="string" calcext:value-type="string">
            <text:p>MS049003.Chipmentation_H3K36me3.230.1.pair1.fastq.gz</text:p>
          </table:table-cell>
          <table:table-cell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/>
          <table:table-cell office:value-type="string" calcext:value-type="string">
            <text:p>MS049003.Chipmentation_H3K36me3.230.1.pair2.fastq.gz</text:p>
          </table:table-cell>
          <table:table-cell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3.Chipmentation_H3K9me3.230.1</text:p>
          </table:table-cell>
          <table:table-cell/>
          <table:table-cell office:value-type="string" calcext:value-type="string">
            <text:p>MS049003.Chipmentation_H3K9me3.230.1.pair1.fastq.gz</text:p>
          </table:table-cell>
          <table:table-cell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/>
          <table:table-cell office:value-type="string" calcext:value-type="string">
            <text:p>MS049003.Chipmentation_H3K9me3.230.1.pair2.fastq.gz</text:p>
          </table:table-cell>
          <table:table-cell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3.RNASeq.230.2</text:p>
          </table:table-cell>
          <table:table-cell/>
          <table:table-cell office:value-type="string" calcext:value-type="string">
            <text:p>MS049003.RNASeq.230.2.pair1.fastq.gz</text:p>
          </table:table-cell>
          <table:table-cell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/>
          <table:table-cell office:value-type="string" calcext:value-type="string">
            <text:p>MS049003.RNASeq.230.2.pair2.fastq.gz</text:p>
          </table:table-cell>
          <table:table-cell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3.BS.222.6</text:p>
          </table:table-cell>
          <table:table-cell/>
          <table:table-cell office:value-type="string" calcext:value-type="string">
            <text:p>MS049003.BS.222.6.pair1.fastq.gz</text:p>
          </table:table-cell>
          <table:table-cell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/>
          <table:table-cell office:value-type="string" calcext:value-type="string">
            <text:p>MS049003.BS.222.6.pair2.fastq.gz</text:p>
          </table:table-cell>
          <table:table-cell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4.Chipmentation_H3K27ac.230.1</text:p>
          </table:table-cell>
          <table:table-cell/>
          <table:table-cell office:value-type="string" calcext:value-type="string">
            <text:p>MS049004.Chipmentation_H3K27ac.230.1.pair1.fastq.gz</text:p>
          </table:table-cell>
          <table:table-cell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/>
          <table:table-cell office:value-type="string" calcext:value-type="string">
            <text:p>MS049004.Chipmentation_H3K27ac.230.1.pair2.fastq.gz</text:p>
          </table:table-cell>
          <table:table-cell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4.Chipmentation_H3K4me3.230.1</text:p>
          </table:table-cell>
          <table:table-cell/>
          <table:table-cell office:value-type="string" calcext:value-type="string">
            <text:p>MS049004.Chipmentation_H3K4me3.230.1.pair1.fastq.gz</text:p>
          </table:table-cell>
          <table:table-cell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/>
          <table:table-cell office:value-type="string" calcext:value-type="string">
            <text:p>MS049004.Chipmentation_H3K4me3.230.1.pair2.fastq.gz</text:p>
          </table:table-cell>
          <table:table-cell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4.Chipmentation_H3K4me1.230.1</text:p>
          </table:table-cell>
          <table:table-cell/>
          <table:table-cell office:value-type="string" calcext:value-type="string">
            <text:p>MS049004.Chipmentation_H3K4me1.230.1.pair1.fastq.gz</text:p>
          </table:table-cell>
          <table:table-cell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/>
          <table:table-cell office:value-type="string" calcext:value-type="string">
            <text:p>MS049004.Chipmentation_H3K4me1.230.1.pair2.fastq.gz</text:p>
          </table:table-cell>
          <table:table-cell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4.Chipmentation_H3K27me3.230.1</text:p>
          </table:table-cell>
          <table:table-cell/>
          <table:table-cell office:value-type="string" calcext:value-type="string">
            <text:p>MS049004.Chipmentation_H3K27me3.230.1.pair1.fastq.gz</text:p>
          </table:table-cell>
          <table:table-cell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/>
          <table:table-cell office:value-type="string" calcext:value-type="string">
            <text:p>MS049004.Chipmentation_H3K27me3.230.1.pair2.fastq.gz</text:p>
          </table:table-cell>
          <table:table-cell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4.Chipmentation_H3K36me3.230.1</text:p>
          </table:table-cell>
          <table:table-cell/>
          <table:table-cell office:value-type="string" calcext:value-type="string">
            <text:p>MS049004.Chipmentation_H3K36me3.230.1.pair1.fastq.gz</text:p>
          </table:table-cell>
          <table:table-cell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/>
          <table:table-cell office:value-type="string" calcext:value-type="string">
            <text:p>MS049004.Chipmentation_H3K36me3.230.1.pair2.fastq.gz</text:p>
          </table:table-cell>
          <table:table-cell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4.Chipmentation_H3K9me3.230.1</text:p>
          </table:table-cell>
          <table:table-cell/>
          <table:table-cell office:value-type="string" calcext:value-type="string">
            <text:p>MS049004.Chipmentation_H3K9me3.230.1.pair1.fastq.gz</text:p>
          </table:table-cell>
          <table:table-cell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/>
          <table:table-cell office:value-type="string" calcext:value-type="string">
            <text:p>MS049004.Chipmentation_H3K9me3.230.1.pair2.fastq.gz</text:p>
          </table:table-cell>
          <table:table-cell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4.RNASeq.230.2</text:p>
          </table:table-cell>
          <table:table-cell/>
          <table:table-cell office:value-type="string" calcext:value-type="string">
            <text:p>MS049004.RNASeq.230.2.pair1.fastq.gz</text:p>
          </table:table-cell>
          <table:table-cell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/>
          <table:table-cell office:value-type="string" calcext:value-type="string">
            <text:p>MS049004.RNASeq.230.2.pair2.fastq.gz</text:p>
          </table:table-cell>
          <table:table-cell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4.BS.222.7</text:p>
          </table:table-cell>
          <table:table-cell/>
          <table:table-cell office:value-type="string" calcext:value-type="string">
            <text:p>MS049004.BS.222.7.pair1.fastq.gz</text:p>
          </table:table-cell>
          <table:table-cell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/>
          <table:table-cell office:value-type="string" calcext:value-type="string">
            <text:p>MS049004.BS.222.7.pair2.fastq.gz</text:p>
          </table:table-cell>
          <table:table-cell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1</text:p>
          </table:table-cell>
          <table:table-cell/>
          <table:table-cell office:value-type="string" calcext:value-type="string">
            <text:p>MS049101.Chipmentation_H3K27ac.391.1.pair1.fastq.gz</text:p>
          </table:table-cell>
          <table:table-cell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/>
          <table:table-cell office:value-type="string" calcext:value-type="string">
            <text:p>MS049101.Chipmentation_H3K27ac.391.1.pair2.fastq.gz</text:p>
          </table:table-cell>
          <table:table-cell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2</text:p>
          </table:table-cell>
          <table:table-cell/>
          <table:table-cell office:value-type="string" calcext:value-type="string">
            <text:p>MS049101.Chipmentation_H3K27ac.391.2.pair1.fastq.gz</text:p>
          </table:table-cell>
          <table:table-cell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/>
          <table:table-cell office:value-type="string" calcext:value-type="string">
            <text:p>MS049101.Chipmentation_H3K27ac.391.2.pair2.fastq.gz</text:p>
          </table:table-cell>
          <table:table-cell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1</text:p>
          </table:table-cell>
          <table:table-cell/>
          <table:table-cell office:value-type="string" calcext:value-type="string">
            <text:p>MS049101.Chipmentation_H3K27me3.391.1.pair1.fastq.gz</text:p>
          </table:table-cell>
          <table:table-cell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/>
          <table:table-cell office:value-type="string" calcext:value-type="string">
            <text:p>MS049101.Chipmentation_H3K27me3.391.1.pair2.fastq.gz</text:p>
          </table:table-cell>
          <table:table-cell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2</text:p>
          </table:table-cell>
          <table:table-cell/>
          <table:table-cell office:value-type="string" calcext:value-type="string">
            <text:p>MS049101.Chipmentation_H3K27me3.391.2.pair1.fastq.gz</text:p>
          </table:table-cell>
          <table:table-cell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/>
          <table:table-cell office:value-type="string" calcext:value-type="string">
            <text:p>MS049101.Chipmentation_H3K27me3.391.2.pair2.fastq.gz</text:p>
          </table:table-cell>
          <table:table-cell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1</text:p>
          </table:table-cell>
          <table:table-cell/>
          <table:table-cell office:value-type="string" calcext:value-type="string">
            <text:p>MS049101.Chipmentation_H3K36me3.391.1.pair1.fastq.gz</text:p>
          </table:table-cell>
          <table:table-cell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/>
          <table:table-cell office:value-type="string" calcext:value-type="string">
            <text:p>MS049101.Chipmentation_H3K36me3.391.1.pair2.fastq.gz</text:p>
          </table:table-cell>
          <table:table-cell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2</text:p>
          </table:table-cell>
          <table:table-cell/>
          <table:table-cell office:value-type="string" calcext:value-type="string">
            <text:p>MS049101.Chipmentation_H3K36me3.391.2.pair1.fastq.gz</text:p>
          </table:table-cell>
          <table:table-cell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/>
          <table:table-cell office:value-type="string" calcext:value-type="string">
            <text:p>MS049101.Chipmentation_H3K36me3.391.2.pair2.fastq.gz</text:p>
          </table:table-cell>
          <table:table-cell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1</text:p>
          </table:table-cell>
          <table:table-cell/>
          <table:table-cell office:value-type="string" calcext:value-type="string">
            <text:p>MS049101.Chipmentation_H3K4me1.391.1.pair1.fastq.gz</text:p>
          </table:table-cell>
          <table:table-cell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/>
          <table:table-cell office:value-type="string" calcext:value-type="string">
            <text:p>MS049101.Chipmentation_H3K4me1.391.1.pair2.fastq.gz</text:p>
          </table:table-cell>
          <table:table-cell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2</text:p>
          </table:table-cell>
          <table:table-cell/>
          <table:table-cell office:value-type="string" calcext:value-type="string">
            <text:p>MS049101.Chipmentation_H3K4me1.391.2.pair1.fastq.gz</text:p>
          </table:table-cell>
          <table:table-cell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/>
          <table:table-cell office:value-type="string" calcext:value-type="string">
            <text:p>MS049101.Chipmentation_H3K4me1.391.2.pair2.fastq.gz</text:p>
          </table:table-cell>
          <table:table-cell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1</text:p>
          </table:table-cell>
          <table:table-cell/>
          <table:table-cell office:value-type="string" calcext:value-type="string">
            <text:p>MS049101.Chipmentation_H3K4me3.391.1.pair1.fastq.gz</text:p>
          </table:table-cell>
          <table:table-cell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/>
          <table:table-cell office:value-type="string" calcext:value-type="string">
            <text:p>MS049101.Chipmentation_H3K4me3.391.1.pair2.fastq.gz</text:p>
          </table:table-cell>
          <table:table-cell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2</text:p>
          </table:table-cell>
          <table:table-cell/>
          <table:table-cell office:value-type="string" calcext:value-type="string">
            <text:p>MS049101.Chipmentation_H3K4me3.391.2.pair1.fastq.gz</text:p>
          </table:table-cell>
          <table:table-cell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/>
          <table:table-cell office:value-type="string" calcext:value-type="string">
            <text:p>MS049101.Chipmentation_H3K4me3.391.2.pair2.fastq.gz</text:p>
          </table:table-cell>
          <table:table-cell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1</text:p>
          </table:table-cell>
          <table:table-cell/>
          <table:table-cell office:value-type="string" calcext:value-type="string">
            <text:p>MS049101.Chipmentation_H3K9me3.391.1.pair1.fastq.gz</text:p>
          </table:table-cell>
          <table:table-cell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/>
          <table:table-cell office:value-type="string" calcext:value-type="string">
            <text:p>MS049101.Chipmentation_H3K9me3.391.1.pair2.fastq.gz</text:p>
          </table:table-cell>
          <table:table-cell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2</text:p>
          </table:table-cell>
          <table:table-cell/>
          <table:table-cell office:value-type="string" calcext:value-type="string">
            <text:p>MS049101.Chipmentation_H3K9me3.391.2.pair1.fastq.gz</text:p>
          </table:table-cell>
          <table:table-cell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/>
          <table:table-cell office:value-type="string" calcext:value-type="string">
            <text:p>MS049101.Chipmentation_H3K9me3.391.2.pair2.fastq.gz</text:p>
          </table:table-cell>
          <table:table-cell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1.RNASeq.301.2</text:p>
          </table:table-cell>
          <table:table-cell/>
          <table:table-cell office:value-type="string" calcext:value-type="string">
            <text:p>MS049101.RNASeq.301.2.pair1.fastq.gz</text:p>
          </table:table-cell>
          <table:table-cell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/>
          <table:table-cell office:value-type="string" calcext:value-type="string">
            <text:p>MS049101.RNASeq.301.2.pair2.fastq.gz</text:p>
          </table:table-cell>
          <table:table-cell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1.BS.264.3</text:p>
          </table:table-cell>
          <table:table-cell/>
          <table:table-cell office:value-type="string" calcext:value-type="string">
            <text:p>MS049101.BS.264.3.pair1.fastq.gz</text:p>
          </table:table-cell>
          <table:table-cell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/>
          <table:table-cell office:value-type="string" calcext:value-type="string">
            <text:p>MS049101.BS.264.3.pair2.fastq.gz</text:p>
          </table:table-cell>
          <table:table-cell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1</text:p>
          </table:table-cell>
          <table:table-cell/>
          <table:table-cell office:value-type="string" calcext:value-type="string">
            <text:p>MS049102.Chipmentation_H3K27ac.391.1.pair1.fastq.gz</text:p>
          </table:table-cell>
          <table:table-cell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/>
          <table:table-cell office:value-type="string" calcext:value-type="string">
            <text:p>MS049102.Chipmentation_H3K27ac.391.1.pair2.fastq.gz</text:p>
          </table:table-cell>
          <table:table-cell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2</text:p>
          </table:table-cell>
          <table:table-cell/>
          <table:table-cell office:value-type="string" calcext:value-type="string">
            <text:p>MS049102.Chipmentation_H3K27ac.391.2.pair1.fastq.gz</text:p>
          </table:table-cell>
          <table:table-cell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/>
          <table:table-cell office:value-type="string" calcext:value-type="string">
            <text:p>MS049102.Chipmentation_H3K27ac.391.2.pair2.fastq.gz</text:p>
          </table:table-cell>
          <table:table-cell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1</text:p>
          </table:table-cell>
          <table:table-cell/>
          <table:table-cell office:value-type="string" calcext:value-type="string">
            <text:p>MS049102.Chipmentation_H3K27me3.391.1.pair1.fastq.gz</text:p>
          </table:table-cell>
          <table:table-cell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/>
          <table:table-cell office:value-type="string" calcext:value-type="string">
            <text:p>MS049102.Chipmentation_H3K27me3.391.1.pair2.fastq.gz</text:p>
          </table:table-cell>
          <table:table-cell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2</text:p>
          </table:table-cell>
          <table:table-cell/>
          <table:table-cell office:value-type="string" calcext:value-type="string">
            <text:p>MS049102.Chipmentation_H3K27me3.391.2.pair1.fastq.gz</text:p>
          </table:table-cell>
          <table:table-cell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/>
          <table:table-cell office:value-type="string" calcext:value-type="string">
            <text:p>MS049102.Chipmentation_H3K27me3.391.2.pair2.fastq.gz</text:p>
          </table:table-cell>
          <table:table-cell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1</text:p>
          </table:table-cell>
          <table:table-cell/>
          <table:table-cell office:value-type="string" calcext:value-type="string">
            <text:p>MS049102.Chipmentation_H3K36me3.391.1.pair1.fastq.gz</text:p>
          </table:table-cell>
          <table:table-cell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/>
          <table:table-cell office:value-type="string" calcext:value-type="string">
            <text:p>MS049102.Chipmentation_H3K36me3.391.1.pair2.fastq.gz</text:p>
          </table:table-cell>
          <table:table-cell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2</text:p>
          </table:table-cell>
          <table:table-cell/>
          <table:table-cell office:value-type="string" calcext:value-type="string">
            <text:p>MS049102.Chipmentation_H3K36me3.391.2.pair1.fastq.gz</text:p>
          </table:table-cell>
          <table:table-cell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/>
          <table:table-cell office:value-type="string" calcext:value-type="string">
            <text:p>MS049102.Chipmentation_H3K36me3.391.2.pair2.fastq.gz</text:p>
          </table:table-cell>
          <table:table-cell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1</text:p>
          </table:table-cell>
          <table:table-cell/>
          <table:table-cell office:value-type="string" calcext:value-type="string">
            <text:p>MS049102.Chipmentation_H3K4me1.391.1.pair1.fastq.gz</text:p>
          </table:table-cell>
          <table:table-cell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/>
          <table:table-cell office:value-type="string" calcext:value-type="string">
            <text:p>MS049102.Chipmentation_H3K4me1.391.1.pair2.fastq.gz</text:p>
          </table:table-cell>
          <table:table-cell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2</text:p>
          </table:table-cell>
          <table:table-cell/>
          <table:table-cell office:value-type="string" calcext:value-type="string">
            <text:p>MS049102.Chipmentation_H3K4me1.391.2.pair1.fastq.gz</text:p>
          </table:table-cell>
          <table:table-cell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/>
          <table:table-cell office:value-type="string" calcext:value-type="string">
            <text:p>MS049102.Chipmentation_H3K4me1.391.2.pair2.fastq.gz</text:p>
          </table:table-cell>
          <table:table-cell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1</text:p>
          </table:table-cell>
          <table:table-cell/>
          <table:table-cell office:value-type="string" calcext:value-type="string">
            <text:p>MS049102.Chipmentation_H3K4me3.391.1.pair1.fastq.gz</text:p>
          </table:table-cell>
          <table:table-cell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/>
          <table:table-cell office:value-type="string" calcext:value-type="string">
            <text:p>MS049102.Chipmentation_H3K4me3.391.1.pair2.fastq.gz</text:p>
          </table:table-cell>
          <table:table-cell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2</text:p>
          </table:table-cell>
          <table:table-cell/>
          <table:table-cell office:value-type="string" calcext:value-type="string">
            <text:p>MS049102.Chipmentation_H3K4me3.391.2.pair1.fastq.gz</text:p>
          </table:table-cell>
          <table:table-cell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/>
          <table:table-cell office:value-type="string" calcext:value-type="string">
            <text:p>MS049102.Chipmentation_H3K4me3.391.2.pair2.fastq.gz</text:p>
          </table:table-cell>
          <table:table-cell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1</text:p>
          </table:table-cell>
          <table:table-cell/>
          <table:table-cell office:value-type="string" calcext:value-type="string">
            <text:p>MS049102.Chipmentation_H3K9me3.391.1.pair1.fastq.gz</text:p>
          </table:table-cell>
          <table:table-cell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/>
          <table:table-cell office:value-type="string" calcext:value-type="string">
            <text:p>MS049102.Chipmentation_H3K9me3.391.1.pair2.fastq.gz</text:p>
          </table:table-cell>
          <table:table-cell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2</text:p>
          </table:table-cell>
          <table:table-cell/>
          <table:table-cell office:value-type="string" calcext:value-type="string">
            <text:p>MS049102.Chipmentation_H3K9me3.391.2.pair1.fastq.gz</text:p>
          </table:table-cell>
          <table:table-cell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/>
          <table:table-cell office:value-type="string" calcext:value-type="string">
            <text:p>MS049102.Chipmentation_H3K9me3.391.2.pair2.fastq.gz</text:p>
          </table:table-cell>
          <table:table-cell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2.RNASeq.301.2</text:p>
          </table:table-cell>
          <table:table-cell/>
          <table:table-cell office:value-type="string" calcext:value-type="string">
            <text:p>MS049102.RNASeq.301.2.pair1.fastq.gz</text:p>
          </table:table-cell>
          <table:table-cell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/>
          <table:table-cell office:value-type="string" calcext:value-type="string">
            <text:p>MS049102.RNASeq.301.2.pair2.fastq.gz</text:p>
          </table:table-cell>
          <table:table-cell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2.BS.264.1</text:p>
          </table:table-cell>
          <table:table-cell/>
          <table:table-cell office:value-type="string" calcext:value-type="string">
            <text:p>MS049102.BS.264.1.pair1.fastq.gz</text:p>
          </table:table-cell>
          <table:table-cell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/>
          <table:table-cell office:value-type="string" calcext:value-type="string">
            <text:p>MS049102.BS.264.1.pair2.fastq.gz</text:p>
          </table:table-cell>
          <table:table-cell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1</text:p>
          </table:table-cell>
          <table:table-cell/>
          <table:table-cell office:value-type="string" calcext:value-type="string">
            <text:p>MS049103.Chipmentation_H3K27ac.391.1.pair1.fastq.gz</text:p>
          </table:table-cell>
          <table:table-cell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/>
          <table:table-cell office:value-type="string" calcext:value-type="string">
            <text:p>MS049103.Chipmentation_H3K27ac.391.1.pair2.fastq.gz</text:p>
          </table:table-cell>
          <table:table-cell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2</text:p>
          </table:table-cell>
          <table:table-cell/>
          <table:table-cell office:value-type="string" calcext:value-type="string">
            <text:p>MS049103.Chipmentation_H3K27ac.391.2.pair1.fastq.gz</text:p>
          </table:table-cell>
          <table:table-cell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/>
          <table:table-cell office:value-type="string" calcext:value-type="string">
            <text:p>MS049103.Chipmentation_H3K27ac.391.2.pair2.fastq.gz</text:p>
          </table:table-cell>
          <table:table-cell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1</text:p>
          </table:table-cell>
          <table:table-cell/>
          <table:table-cell office:value-type="string" calcext:value-type="string">
            <text:p>MS049103.Chipmentation_H3K27me3.391.1.pair1.fastq.gz</text:p>
          </table:table-cell>
          <table:table-cell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/>
          <table:table-cell office:value-type="string" calcext:value-type="string">
            <text:p>MS049103.Chipmentation_H3K27me3.391.1.pair2.fastq.gz</text:p>
          </table:table-cell>
          <table:table-cell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2</text:p>
          </table:table-cell>
          <table:table-cell/>
          <table:table-cell office:value-type="string" calcext:value-type="string">
            <text:p>MS049103.Chipmentation_H3K27me3.391.2.pair1.fastq.gz</text:p>
          </table:table-cell>
          <table:table-cell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/>
          <table:table-cell office:value-type="string" calcext:value-type="string">
            <text:p>MS049103.Chipmentation_H3K27me3.391.2.pair2.fastq.gz</text:p>
          </table:table-cell>
          <table:table-cell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1</text:p>
          </table:table-cell>
          <table:table-cell/>
          <table:table-cell office:value-type="string" calcext:value-type="string">
            <text:p>MS049103.Chipmentation_H3K36me3.391.1.pair1.fastq.gz</text:p>
          </table:table-cell>
          <table:table-cell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/>
          <table:table-cell office:value-type="string" calcext:value-type="string">
            <text:p>MS049103.Chipmentation_H3K36me3.391.1.pair2.fastq.gz</text:p>
          </table:table-cell>
          <table:table-cell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2</text:p>
          </table:table-cell>
          <table:table-cell/>
          <table:table-cell office:value-type="string" calcext:value-type="string">
            <text:p>MS049103.Chipmentation_H3K36me3.391.2.pair1.fastq.gz</text:p>
          </table:table-cell>
          <table:table-cell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/>
          <table:table-cell office:value-type="string" calcext:value-type="string">
            <text:p>MS049103.Chipmentation_H3K36me3.391.2.pair2.fastq.gz</text:p>
          </table:table-cell>
          <table:table-cell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1</text:p>
          </table:table-cell>
          <table:table-cell/>
          <table:table-cell office:value-type="string" calcext:value-type="string">
            <text:p>MS049103.Chipmentation_H3K4me1.391.1.pair1.fastq.gz</text:p>
          </table:table-cell>
          <table:table-cell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/>
          <table:table-cell office:value-type="string" calcext:value-type="string">
            <text:p>MS049103.Chipmentation_H3K4me1.391.1.pair2.fastq.gz</text:p>
          </table:table-cell>
          <table:table-cell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2</text:p>
          </table:table-cell>
          <table:table-cell/>
          <table:table-cell office:value-type="string" calcext:value-type="string">
            <text:p>MS049103.Chipmentation_H3K4me1.391.2.pair1.fastq.gz</text:p>
          </table:table-cell>
          <table:table-cell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/>
          <table:table-cell office:value-type="string" calcext:value-type="string">
            <text:p>MS049103.Chipmentation_H3K4me1.391.2.pair2.fastq.gz</text:p>
          </table:table-cell>
          <table:table-cell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1</text:p>
          </table:table-cell>
          <table:table-cell/>
          <table:table-cell office:value-type="string" calcext:value-type="string">
            <text:p>MS049103.Chipmentation_H3K4me3.391.1.pair1.fastq.gz</text:p>
          </table:table-cell>
          <table:table-cell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/>
          <table:table-cell office:value-type="string" calcext:value-type="string">
            <text:p>MS049103.Chipmentation_H3K4me3.391.1.pair2.fastq.gz</text:p>
          </table:table-cell>
          <table:table-cell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2</text:p>
          </table:table-cell>
          <table:table-cell/>
          <table:table-cell office:value-type="string" calcext:value-type="string">
            <text:p>MS049103.Chipmentation_H3K4me3.391.2.pair1.fastq.gz</text:p>
          </table:table-cell>
          <table:table-cell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/>
          <table:table-cell office:value-type="string" calcext:value-type="string">
            <text:p>MS049103.Chipmentation_H3K4me3.391.2.pair2.fastq.gz</text:p>
          </table:table-cell>
          <table:table-cell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1</text:p>
          </table:table-cell>
          <table:table-cell/>
          <table:table-cell office:value-type="string" calcext:value-type="string">
            <text:p>MS049103.Chipmentation_H3K9me3.391.1.pair1.fastq.gz</text:p>
          </table:table-cell>
          <table:table-cell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/>
          <table:table-cell office:value-type="string" calcext:value-type="string">
            <text:p>MS049103.Chipmentation_H3K9me3.391.1.pair2.fastq.gz</text:p>
          </table:table-cell>
          <table:table-cell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2</text:p>
          </table:table-cell>
          <table:table-cell/>
          <table:table-cell office:value-type="string" calcext:value-type="string">
            <text:p>MS049103.Chipmentation_H3K9me3.391.2.pair1.fastq.gz</text:p>
          </table:table-cell>
          <table:table-cell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/>
          <table:table-cell office:value-type="string" calcext:value-type="string">
            <text:p>MS049103.Chipmentation_H3K9me3.391.2.pair2.fastq.gz</text:p>
          </table:table-cell>
          <table:table-cell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3.RNASeq.301.2</text:p>
          </table:table-cell>
          <table:table-cell/>
          <table:table-cell office:value-type="string" calcext:value-type="string">
            <text:p>MS049103.RNASeq.301.2.pair1.fastq.gz</text:p>
          </table:table-cell>
          <table:table-cell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/>
          <table:table-cell office:value-type="string" calcext:value-type="string">
            <text:p>MS049103.RNASeq.301.2.pair2.fastq.gz</text:p>
          </table:table-cell>
          <table:table-cell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3.BS.264.2</text:p>
          </table:table-cell>
          <table:table-cell/>
          <table:table-cell office:value-type="string" calcext:value-type="string">
            <text:p>MS049103.BS.264.2.pair1.fastq.gz</text:p>
          </table:table-cell>
          <table:table-cell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/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-00-00</text:date>, <text:time style:data-style-name="N2" text:time-value="17:29:41.62266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1T17:32:01.197632591</dc:date>
    <meta:editing-duration>PT7M7S</meta:editing-duration>
    <meta:editing-cycles>2</meta:editing-cycles>
    <meta:generator>LibreOffice/6.0.7.3$Linux_X86_64 LibreOffice_project/00m0$Build-3</meta:generator>
    <meta:document-statistic meta:table-count="1" meta:cell-count="1183" meta:object-count="0"/>
  </office:meta>
</office:document-meta>
</file>